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ynch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55">
            <text:p>755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47">
            <text:p>447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8">
            <text:p>3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35">
            <text:p>2,035</text:p>
          </table:table-cell>
          <table:table-cell table:style-name="ce22" office:value-type="float" office:value="189">
            <text:p>18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03">
            <text:p>20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97">
            <text:p>1697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18">
            <text:p>3118</text:p>
          </table:table-cell>
          <table:table-cell table:style-name="ce22" office:value-type="float" office:value="211">
            <text:p>2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153">
            <text:p>5153</text:p>
          </table:table-cell>
          <table:table-cell table:style-name="ce22" office:value-type="float" office:value="400">
            <text:p>40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